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bullet text:level="1" text:style-name="WW_CharLFO9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9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bullet text:level="1" text:style-name="WW_CharLFO18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style:font-name="Times New Roman" style:font-name-asian="標楷體" style:font-name-complex="Times New Roman" fo:font-weight="bold" style:font-weight-asian="bold" fo:font-size="18pt" style:font-size-asian="18pt" style:font-size-complex="18pt" style:language-asian="zh" style:country-asian="TW"/>
    </style:style>
    <style:style style:name="P4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8pt" style:font-size-asian="18pt" style:font-size-complex="18pt" style:language-asian="zh" style:country-asian="TW"/>
    </style:style>
    <style:style style:name="P5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6" style:parent-style-name="Standard" style:family="paragraph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7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8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2" style:parent-style-name="Standard" style:family="paragraph">
      <style:paragraph-properties fo:text-align="justify" fo:margin-left="0.6666in" fo:margin-right="-0.0402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" style:parent-style-name="Standard" style:family="paragraph">
      <style:paragraph-properties fo:text-align="justify" fo:margin-right="-0.0402in"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5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6" style:parent-style-name="Standard" style:family="paragraph">
      <style:paragraph-properties fo:text-indent="0.3333in"/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17" style:parent-style-name="Standard" style:family="paragraph">
      <style:paragraph-properties fo:text-align="justify" fo:text-indent="0.3333in"/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18" style:parent-style-name="Standard" style:family="paragraph">
      <style:paragraph-properties fo:text-indent="0.3333in"/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19" style:parent-style-name="Standard" style:family="paragraph">
      <style:paragraph-properties fo:text-align="justify" fo:text-indent="0.3333in"/>
    </style:style>
    <style:style style:name="T2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21" style:parent-style-name="Standard" style:family="paragraph">
      <style:paragraph-properties fo:text-indent="0.3333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2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23" style:parent-style-name="Standard" style:family="paragraph">
      <style:text-properties style:font-name="Times New Roman" style:font-name-asian="標楷體" style:font-name-complex="Times New Roman" fo:font-size="14pt" style:font-size-asian="14pt" style:font-size-complex="14pt" style:language-asian="zh" style:country-asian="TW"/>
    </style:style>
    <style:style style:name="P24" style:parent-style-name="Standard" style:family="paragraph">
      <style:paragraph-properties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5" style:parent-style-name="Standard" style:family="paragraph">
      <style:paragraph-properties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6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7" style:parent-style-name="Standard" style:family="paragraph">
      <style:paragraph-properties fo:margin-left="0.8333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8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9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" style:parent-style-name="Standard" style:family="paragraph">
      <style:paragraph-properties fo:margin-left="0.8333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2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3" style:parent-style-name="Standard" style:family="paragraph">
      <style:paragraph-properties fo:margin-left="0.5in" fo:text-indent="0.5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4" style:parent-style-name="Standard" style:family="paragraph">
      <style:paragraph-properties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6" style:parent-style-name="Standard" style:family="paragraph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37" style:parent-style-name="Standard" style:family="paragraph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/>
    <style:style style:name="T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1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42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4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olumn45" style:family="table-column">
      <style:table-column-properties style:column-width="2.8548in" style:use-optimal-column-width="false"/>
    </style:style>
    <style:style style:name="TableColumn46" style:family="table-column">
      <style:table-column-properties style:column-width="3.15in" style:use-optimal-column-width="false"/>
    </style:style>
    <style:style style:name="Table44" style:family="table">
      <style:table-properties style:width="6.004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4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50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5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5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6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57" style:parent-style-name="Standard" style:family="paragraph">
      <style:paragraph-properties fo:text-align="justify" fo:line-height="115%">
        <style:tab-stops>
          <style:tab-stop style:type="left" style:position="2.1576in"/>
        </style:tab-stops>
      </style:paragraph-properties>
    </style:style>
    <style:style style:name="T5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5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60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61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62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63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64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olumn66" style:family="table-column">
      <style:table-column-properties style:column-width="2.8847in" style:use-optimal-column-width="false"/>
    </style:style>
    <style:style style:name="TableColumn67" style:family="table-column">
      <style:table-column-properties style:column-width="3.1201in" style:use-optimal-column-width="false"/>
    </style:style>
    <style:style style:name="Table65" style:family="table">
      <style:table-properties style:width="6.0048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7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71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7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75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76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77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78" style:parent-style-name="Standard" style:family="paragraph">
      <style:paragraph-properties fo:text-align="justify" fo:line-height="115%"/>
      <style:text-properties style:font-name="Times New Roman" style:font-name-asian="標楷體" style:language-asian="zh" style:country-asian="TW"/>
    </style:style>
    <style:style style:name="TableCell79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80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81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82" style:parent-style-name="Standard" style:family="paragraph">
      <style:paragraph-properties fo:text-align="justify" fo:line-height="115%"/>
      <style:text-properties style:font-name="Times New Roman" style:font-name-asian="標楷體"/>
    </style:style>
    <style:style style:name="P8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P8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/>
    </style:style>
    <style:style style:name="P85" style:parent-style-name="內文" style:family="paragraph">
      <style:paragraph-properties fo:widows="0" fo:orphans="0" fo:break-before="page"/>
      <style:text-properties fo:hyphenate="true"/>
    </style:style>
    <style:style style:name="P86" style:parent-style-name="Standard" style:family="paragraph">
      <style:paragraph-properties fo:text-align="center"/>
    </style:style>
    <style:style style:name="T87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  <style:style style:name="P88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8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P90" style:parent-style-name="Standard" style:family="paragraph">
      <style:text-properties style:language-asian="zh" style:country-asian="TW"/>
    </style:style>
    <style:style style:name="P91" style:parent-style-name="Standard" style:family="paragraph">
      <style:paragraph-properties fo:text-align="justify" fo:margin-right="-0.0402in"/>
    </style:style>
    <style:style style:name="T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9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9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0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01" style:parent-style-name="Standard" style:family="paragraph">
      <style:paragraph-properties fo:text-align="justify" fo:margin-right="-0.0402in"/>
    </style:style>
    <style:style style:name="T1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04" style:parent-style-name="Standard" style:family="paragraph">
      <style:paragraph-properties fo:text-align="justify" fo:margin-right="-0.0402in">
        <style:tab-stops>
          <style:tab-stop style:type="left" style:position="1in"/>
        </style:tab-stops>
      </style:paragraph-properties>
    </style:style>
    <style:style style:name="T10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06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08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  <style:text-properties style:font-name="Times New Roman" style:font-name-asian="標楷體" style:font-name-complex="Times New Roman" fo:font-size="13pt" style:font-size-asian="13pt" style:font-size-complex="13pt"/>
    </style:style>
    <style:style style:name="P109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10" style:parent-style-name="Standard" style:family="paragraph">
      <style:paragraph-properties fo:text-align="justify" fo:margin-left="0.5in" fo:margin-right="-0.0402in" fo:text-indent="-0.5in">
        <style:tab-stops>
          <style:tab-stop style:type="left" style:position="0in"/>
        </style:tab-stops>
      </style:paragraph-properties>
    </style:style>
    <style:style style:name="T11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112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14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16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1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1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1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  <style:text-properties style:language-asian="zh" style:country-asian="TW"/>
    </style:style>
    <style:style style:name="P122" style:parent-style-name="Standard" style:family="paragraph">
      <style:paragraph-properties fo:text-align="justify" fo:margin-left="0.5in" fo:margin-right="-0.0402in" fo:text-indent="-0.5in">
        <style:tab-stops>
          <style:tab-stop style:type="left" style:position="0in"/>
        </style:tab-stops>
      </style:paragraph-properties>
    </style:style>
    <style:style style:name="T12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124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6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8" style:parent-style-name="Standard" style:family="paragraph">
      <style:paragraph-properties fo:text-align="justify" fo:margin-left="1in" fo:margin-right="-0.0402in" fo:text-indent="-0.5in">
        <style:tab-stops>
          <style:tab-stop style:type="left" style:position="0in"/>
        </style:tab-stops>
      </style:paragraph-properties>
    </style:style>
    <style:style style:name="T12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3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6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P13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4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43" style:parent-style-name="Standard" style:family="paragraph">
      <style:paragraph-properties fo:margin-left="0.5in" fo:text-indent="-0.5in">
        <style:tab-stops>
          <style:tab-stop style:type="left" style:position="0in"/>
        </style:tab-stops>
      </style:paragraph-properties>
    </style:style>
    <style:style style:name="T1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45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47" style:parent-style-name="Standard" style:family="paragraph">
      <style:paragraph-properties fo:margin-left="0.5in" fo:text-indent="-0.5in">
        <style:tab-stops>
          <style:tab-stop style:type="left" style:position="0in"/>
        </style:tab-stops>
      </style:paragraph-properties>
    </style:style>
    <style:style style:name="T14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50" style:parent-style-name="Standard" style:family="paragraph">
      <style:paragraph-properties fo:margin-left="0.5in" fo:text-indent="-0.5in">
        <style:tab-stops>
          <style:tab-stop style:type="left" style:position="0in"/>
        </style:tab-stops>
      </style:paragraph-properties>
    </style:style>
    <style:style style:name="T15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5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54" style:parent-style-name="Standard" style:family="paragraph">
      <style:paragraph-properties fo:margin-left="0.5in" fo:text-indent="-0.5in">
        <style:tab-stops>
          <style:tab-stop style:type="left" style:position="0in"/>
        </style:tab-stops>
      </style:paragraph-properties>
    </style:style>
    <style:style style:name="T15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5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5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5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P159" style:parent-style-name="Standard" style:family="paragraph">
      <style:text-properties style:language-asian="zh" style:country-asian="TW"/>
    </style:style>
    <style:style style:name="T1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6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63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/>
    </style:style>
    <style:style style:name="P164" style:parent-style-name="Standard" style:family="paragraph">
      <style:text-properties style:font-name="Times New Roman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ableColumn166" style:family="table-column">
      <style:table-column-properties style:column-width="2.8548in" style:use-optimal-column-width="false"/>
    </style:style>
    <style:style style:name="TableColumn167" style:family="table-column">
      <style:table-column-properties style:column-width="3.15in" style:use-optimal-column-width="false"/>
    </style:style>
    <style:style style:name="Table165" style:family="table">
      <style:table-properties style:width="6.0048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7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71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7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7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76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77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78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79" style:parent-style-name="Standard" style:family="paragraph">
      <style:paragraph-properties fo:text-align="justify" fo:line-height="115%"/>
    </style:style>
    <style:style style:name="T1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81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82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83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8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8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186" style:parent-style-name="Standard" style:family="paragraph">
      <style:paragraph-properties fo:text-align="justify" fo:line-height="115%"/>
    </style:style>
    <style:style style:name="T18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88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190" style:family="table-column">
      <style:table-column-properties style:column-width="2.8847in" style:use-optimal-column-width="false"/>
    </style:style>
    <style:style style:name="TableColumn191" style:family="table-column">
      <style:table-column-properties style:column-width="3.1201in" style:use-optimal-column-width="false"/>
    </style:style>
    <style:style style:name="Table189" style:family="table">
      <style:table-properties style:width="6.0048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9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95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9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97" style:family="table-row">
      <style:table-row-properties style:min-row-height="1.1354in" style:use-optimal-row-height="false"/>
    </style:style>
    <style:style style:name="TableCell198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99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00" style:parent-style-name="Standard" style:family="paragraph">
      <style:paragraph-properties fo:text-align="justify" fo:line-height="115%"/>
    </style:style>
    <style:style style:name="T2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04" style:parent-style-name="Standard" style:family="paragraph">
      <style:paragraph-properties fo:text-align="justify" fo:line-height="115%"/>
    </style:style>
    <style:style style:name="T2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08" style:parent-style-name="Standard" style:family="paragraph">
      <style:paragraph-properties fo:text-align="justify" fo:line-height="115%"/>
    </style:style>
    <style:style style:name="T2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1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12" style:parent-style-name="Standard" style:family="paragraph">
      <style:paragraph-properties fo:text-align="justify" fo:line-height="115%"/>
    </style:style>
    <style:style style:name="T2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16" style:parent-style-name="Standard" style:family="paragraph">
      <style:paragraph-properties fo:text-align="justify" fo:line-height="115%"/>
    </style:style>
    <style:style style:name="T2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1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220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221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22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23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24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25" style:parent-style-name="Standard" style:family="paragraph">
      <style:paragraph-properties fo:text-align="justify" fo:line-height="115%"/>
      <style:text-properties style:font-name="Times New Roman" style:font-name-asian="標楷體" style:font-name-complex="Times New Roman" fo:font-size="13pt" style:font-size-asian="13pt" style:font-size-complex="13pt"/>
    </style:style>
    <style:style style:name="P226" style:parent-style-name="Standard" style:family="paragraph">
      <style:paragraph-properties fo:text-align="justify" fo:line-height="115%"/>
    </style:style>
    <style:style style:name="T2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229" style:parent-style-name="內文" style:family="paragraph">
      <style:paragraph-properties fo:widows="0" fo:orphans="0" fo:break-before="page"/>
      <style:text-properties style:font-name="Times New Roman" style:font-name-asian="標楷體" style:font-name-complex="Times New Roman" fo:font-size="13pt" style:font-size-asian="13pt" style:font-size-complex="13pt" style:language-asian="zh" style:country-asian="TW" fo:hyphenate="true"/>
    </style:style>
    <style:style style:name="P230" style:parent-style-name="Standard" style:family="paragraph">
      <style:paragraph-properties fo:text-align="center"/>
    </style:style>
    <style:style style:name="T231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232" style:parent-style-name="Standard" style:family="paragraph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233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234" style:parent-style-name="Standard" style:family="paragraph">
      <style:text-properties style:font-name="Times New Roman" style:font-name-asian="標楷體" style:font-name-complex="Times New Roman" style:language-asian="zh" style:country-asian="TW"/>
    </style:style>
    <style:style style:name="P235" style:parent-style-name="Standard" style:family="paragraph">
      <style:paragraph-properties fo:text-align="justify" fo:margin-right="-0.0402in"/>
    </style:style>
    <style:style style:name="T2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3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4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41" style:parent-style-name="Standard" style:family="paragraph">
      <style:paragraph-properties fo:text-align="justify" style:vertical-align="auto" fo:margin-right="-0.0402in"/>
    </style:style>
    <style:style style:name="T2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4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2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46" style:parent-style-name="Standard" style:family="paragraph">
      <style:paragraph-properties fo:text-align="justify" style:vertical-align="auto" fo:margin-right="-0.0402in"/>
    </style:style>
    <style:style style:name="T24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4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49" style:parent-style-name="預設段落字型" style:family="text">
      <style:text-properties style:font-name="Times New Roman" style:font-name-complex="Times New Roman"/>
    </style:style>
    <style:style style:name="T25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5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52" style:parent-style-name="Standard" style:family="paragraph">
      <style:paragraph-properties fo:text-align="justify" style:vertical-align="auto" fo:margin-right="-0.0402in"/>
    </style:style>
    <style:style style:name="T25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5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55" style:parent-style-name="預設段落字型" style:family="text">
      <style:text-properties style:font-name="Times New Roman" style:font-name-complex="Times New Roman"/>
    </style:style>
    <style:style style:name="T25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5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58" style:parent-style-name="Standard" style:family="paragraph">
      <style:paragraph-properties fo:text-align="justify" style:vertical-align="auto" fo:margin-right="-0.0402in"/>
    </style:style>
    <style:style style:name="T25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1" style:parent-style-name="預設段落字型" style:family="text">
      <style:text-properties style:font-name="Times New Roman" style:font-name-complex="Times New Roman"/>
    </style:style>
    <style:style style:name="T26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64" style:parent-style-name="Standard" style:family="paragraph">
      <style:paragraph-properties fo:text-align="justify" style:vertical-align="auto" fo:margin-right="-0.0402in"/>
    </style:style>
    <style:style style:name="T26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7" style:parent-style-name="預設段落字型" style:family="text">
      <style:text-properties style:font-name="Times New Roman" style:font-name-complex="Times New Roman"/>
    </style:style>
    <style:style style:name="T26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6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70" style:parent-style-name="Standard" style:family="paragraph">
      <style:paragraph-properties fo:text-align="justify" style:vertical-align="auto" fo:margin-right="-0.0402in"/>
    </style:style>
    <style:style style:name="T2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74" style:parent-style-name="Standard" style:family="paragraph">
      <style:paragraph-properties fo:text-align="justify" style:vertical-align="auto" fo:margin-right="-0.0402in"/>
    </style:style>
    <style:style style:name="T27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4pt" style:font-size-asian="14pt" style:font-size-complex="14pt" style:language-asian="zh" style:country-asian="TW"/>
    </style:style>
    <style:style style:name="T27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7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280" style:parent-style-name="預設段落字型" style:family="text">
      <style:text-properties style:font-name="Times New Roman" style:font-name-complex="Times New Roman"/>
    </style:style>
    <style:style style:name="T2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282" style:parent-style-name="Standard" style:family="paragraph">
      <style:paragraph-properties fo:text-align="justify" style:vertical-align="auto" fo:margin-right="-0.0402in"/>
    </style:style>
    <style:style style:name="T28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84" style:parent-style-name="Standard" style:family="paragraph">
      <style:paragraph-properties fo:text-align="justify" style:vertical-align="auto" fo:margin-right="-0.0402in"/>
    </style:style>
    <style:style style:name="T28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86" style:parent-style-name="Standard" style:family="paragraph">
      <style:paragraph-properties fo:text-align="justify" style:vertical-align="auto" fo:margin-right="-0.0402in"/>
    </style:style>
    <style:style style:name="T28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88" style:parent-style-name="Standard" style:family="paragraph">
      <style:paragraph-properties fo:text-align="justify" style:vertical-align="auto" fo:margin-right="-0.0402in"/>
    </style:style>
    <style:style style:name="T28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290" style:parent-style-name="Standard" style:family="paragraph">
      <style:paragraph-properties fo:text-align="justify" style:vertical-align="auto" fo:margin-right="-0.0402in"/>
    </style:style>
    <style:style style:name="T291" style:parent-style-name="預設段落字型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2" style:parent-style-name="預設段落字型" style:family="text">
      <style:text-properties style:font-name="Times New Roman" style:font-name-complex="Times New Roman" fo:font-weight="bold" style:font-weight-asian="bold" style:font-weight-complex="bold"/>
    </style:style>
    <style:style style:name="T293" style:parent-style-name="預設段落字型" style:family="text">
      <style:text-properties style:font-name="Times New Roman" style:font-name-complex="Times New Roman"/>
    </style:style>
    <style:style style:name="T294" style:parent-style-name="預設段落字型" style:family="text">
      <style:text-properties style:font-name="Times New Roman" style:font-name-complex="Times New Roman" fo:font-weight="bold" style:font-weight-asian="bold" style:font-weight-complex="bold"/>
    </style:style>
    <style:style style:name="T295" style:parent-style-name="HTML程式碼" style:family="text">
      <style:text-properties style:font-name="Times New Roman" style:font-name-complex="Times New Roman" fo:font-weight="bold" style:font-weight-asian="bold" style:font-weight-complex="bold"/>
    </style:style>
    <style:style style:name="T296" style:parent-style-name="預設段落字型" style:family="text">
      <style:text-properties style:font-name="Times New Roman" style:font-name-complex="Times New Roman"/>
    </style:style>
    <style:style style:name="T297" style:parent-style-name="預設段落字型" style:family="text">
      <style:text-properties style:font-name="Times New Roman" style:font-name-complex="Times New Roman"/>
    </style:style>
    <style:style style:name="P298" style:parent-style-name="Standard" style:family="paragraph">
      <style:paragraph-properties fo:text-align="justify" style:vertical-align="auto" fo:margin-right="-0.0402in"/>
    </style:style>
    <style:style style:name="T2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0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1" style:parent-style-name="Standard" style:family="paragraph">
      <style:paragraph-properties fo:text-align="justify" style:vertical-align="auto" fo:margin-right="-0.0402in"/>
    </style:style>
    <style:style style:name="T30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5" style:parent-style-name="Standard" style:family="paragraph">
      <style:paragraph-properties fo:text-align="justify" style:vertical-align="auto" fo:margin-right="-0.0402in"/>
    </style:style>
    <style:style style:name="T30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09" style:parent-style-name="Standard" style:family="paragraph">
      <style:paragraph-properties fo:text-align="justify" style:vertical-align="auto" fo:margin-right="-0.0402in"/>
    </style:style>
    <style:style style:name="T31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13" style:parent-style-name="Standard" style:family="paragraph">
      <style:paragraph-properties fo:text-align="justify" style:vertical-align="auto" fo:margin-right="-0.0402in"/>
      <style:text-properties style:font-name="Times New Roman" style:font-name-complex="Times New Roman"/>
    </style:style>
    <style:style style:name="P314" style:parent-style-name="Standard" style:family="paragraph">
      <style:paragraph-properties fo:text-align="justify" style:vertical-align="auto" fo:margin-right="-0.0402in"/>
    </style:style>
    <style:style style:name="T3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1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1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18" style:parent-style-name="Standard" style:family="paragraph">
      <style:paragraph-properties fo:text-align="justify" style:vertical-align="auto" fo:margin-right="-0.0402in"/>
    </style:style>
    <style:style style:name="T319" style:parent-style-name="預設段落字型" style:family="text">
      <style:text-properties style:font-name="Times New Roman" style:font-name-complex="Times New Roman"/>
    </style:style>
    <style:style style:name="T320" style:parent-style-name="預設段落字型" style:family="text">
      <style:text-properties style:font-name="Times New Roman" style:font-name-complex="Times New Roman"/>
    </style:style>
    <style:style style:name="T321" style:parent-style-name="預設段落字型" style:family="text">
      <style:text-properties style:font-name="Times New Roman" style:font-name-complex="Times New Roman" fo:font-weight="bold" style:font-weight-asian="bold" style:font-weight-complex="bold"/>
    </style:style>
    <style:style style:name="T322" style:parent-style-name="預設段落字型" style:family="text">
      <style:text-properties style:font-name="Times New Roman" style:font-name-complex="Times New Roman"/>
    </style:style>
    <style:style style:name="P323" style:parent-style-name="Standard" style:family="paragraph">
      <style:paragraph-properties fo:text-align="justify" style:vertical-align="auto" fo:margin-right="-0.0402in"/>
    </style:style>
    <style:style style:name="T32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2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28" style:parent-style-name="Standard" style:family="paragraph">
      <style:paragraph-properties fo:text-align="justify" style:vertical-align="auto" fo:margin-right="-0.0402in"/>
    </style:style>
    <style:style style:name="T32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3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33" style:parent-style-name="Standard" style:family="paragraph">
      <style:paragraph-properties fo:text-align="justify" style:vertical-align="auto" fo:margin-right="-0.0402in"/>
    </style:style>
    <style:style style:name="T33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3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3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40" style:parent-style-name="Standard" style:family="paragraph">
      <style:paragraph-properties fo:text-align="justify" style:vertical-align="auto" fo:margin-right="-0.0402in"/>
    </style:style>
    <style:style style:name="T34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4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4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3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47" style:parent-style-name="Standard" style:family="paragraph">
      <style:paragraph-properties fo:text-align="justify" fo:margin-left="0.6666in" fo:margin-right="-0.0402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48" style:parent-style-name="內文" style:family="paragraph">
      <style:paragraph-properties style:vertical-align="auto" fo:margin-top="0.0694in" fo:margin-bottom="0.0694in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 fo:hyphenate="true"/>
    </style:style>
    <style:style style:name="P349" style:parent-style-name="內文" style:family="paragraph">
      <style:paragraph-properties style:vertical-align="auto" fo:margin-top="0.0694in" fo:margin-bottom="0.0694in"/>
      <style:text-properties fo:hyphenate="true"/>
    </style:style>
    <style:style style:name="T350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351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52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53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54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55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P356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57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58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59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P360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61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62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63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64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P365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66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67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68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P369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70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1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2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3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P374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375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6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7" style:parent-style-name="預設段落字型" style:family="text">
      <style:text-properties style:font-name="Times New Roman" style:font-name-asian="標楷體" style:font-name-complex="Times New Roman" style:language-asian="zh" style:country-asian="TW" style:language-complex="ar" style:country-complex="SA"/>
    </style:style>
    <style:style style:name="T37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379" style:parent-style-name="Standard" style:family="paragraph"/>
    <style:style style:name="T3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87" style:parent-style-name="Standard" style:family="paragraph"/>
    <style:style style:name="T38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91" style:parent-style-name="Standard" style:family="paragraph"/>
    <style:style style:name="T3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9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395" style:parent-style-name="Standard" style:family="paragraph"/>
    <style:style style:name="T396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color="#FF0000" fo:font-size="13pt" style:font-size-asian="13pt" style:font-size-complex="13pt" style:language-asian="zh" style:country-asian="TW"/>
    </style:style>
    <style:style style:name="T397" style:parent-style-name="預設段落字型" style:family="text">
      <style:text-properties style:font-name="Times New Roman" style:font-name-asian="標楷體" style:font-name-complex="Times New Roman" fo:font-style="italic" style:font-style-asian="italic" style:font-style-complex="italic" fo:color="#FF0000" fo:font-size="13pt" style:font-size-asian="13pt" style:font-size-complex="13pt" style:language-asian="zh" style:country-asian="TW"/>
    </style:style>
    <style:style style:name="P398" style:parent-style-name="Standard" style:family="paragraph">
      <style:paragraph-properties fo:text-align="justify" style:vertical-align="auto" fo:margin-right="-0.0402in"/>
    </style:style>
    <style:style style:name="T399" style:parent-style-name="預設段落字型" style:family="text">
      <style:text-properties style:font-name="Times New Roman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400" style:parent-style-name="Standard" style:family="paragraph">
      <style:paragraph-properties fo:text-align="justify" style:vertical-align="auto" fo:margin-right="-0.0402in"/>
    </style:style>
    <style:style style:name="T4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02" style:parent-style-name="Standard" style:family="paragraph">
      <style:paragraph-properties fo:text-align="justify" style:vertical-align="auto" fo:margin-right="-0.0402in"/>
    </style:style>
    <style:style style:name="T4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405" style:family="table-column">
      <style:table-column-properties style:column-width="2.8527in" style:use-optimal-column-width="false"/>
    </style:style>
    <style:style style:name="TableColumn406" style:family="table-column">
      <style:table-column-properties style:column-width="3.1472in" style:use-optimal-column-width="false"/>
    </style:style>
    <style:style style:name="Table404" style:family="table">
      <style:table-properties style:width="6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40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410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41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414" style:parent-style-name="Standard" style:family="paragraph">
      <style:paragraph-properties fo:text-align="justify" fo:line-height="115%"/>
    </style:style>
    <style:style style:name="T4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16" style:parent-style-name="Standard" style:family="paragraph">
      <style:paragraph-properties fo:text-align="justify" fo:line-height="115%"/>
    </style:style>
    <style:style style:name="T4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18" style:parent-style-name="Standard" style:family="paragraph">
      <style:paragraph-properties fo:text-align="justify" fo:line-height="115%"/>
    </style:style>
    <style:style style:name="T4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20" style:parent-style-name="Standard" style:family="paragraph">
      <style:paragraph-properties fo:text-align="justify" fo:line-height="115%"/>
    </style:style>
    <style:style style:name="T4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22" style:parent-style-name="Standard" style:family="paragraph">
      <style:paragraph-properties fo:text-align="justify" fo:line-height="115%"/>
    </style:style>
    <style:style style:name="T4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24" style:parent-style-name="Standard" style:family="paragraph">
      <style:paragraph-properties fo:text-align="justify" fo:line-height="115%"/>
    </style:style>
    <style:style style:name="T4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426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427" style:parent-style-name="Standard" style:family="paragraph">
      <style:paragraph-properties fo:text-align="justify" fo:line-height="115%"/>
    </style:style>
    <style:style style:name="T4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42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4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31" style:parent-style-name="Standard" style:family="paragraph">
      <style:paragraph-properties fo:text-align="justify" fo:line-height="115%"/>
    </style:style>
    <style:style style:name="T4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33" style:parent-style-name="Standard" style:family="paragraph">
      <style:paragraph-properties fo:text-align="justify" fo:line-height="115%"/>
    </style:style>
    <style:style style:name="T4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35" style:parent-style-name="Standard" style:family="paragraph">
      <style:paragraph-properties fo:text-align="justify" fo:line-height="115%"/>
    </style:style>
    <style:style style:name="T4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3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439" style:family="table-column">
      <style:table-column-properties style:column-width="2.8826in" style:use-optimal-column-width="false"/>
    </style:style>
    <style:style style:name="TableColumn440" style:family="table-column">
      <style:table-column-properties style:column-width="3.1173in" style:use-optimal-column-width="false"/>
    </style:style>
    <style:style style:name="Table438" style:family="table">
      <style:table-properties style:width="6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44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444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44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446" style:family="table-row">
      <style:table-row-properties style:min-row-height="1.1354in" style:use-optimal-row-height="false"/>
    </style:style>
    <style:style style:name="TableCell447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448" style:parent-style-name="Standard" style:family="paragraph">
      <style:paragraph-properties fo:text-align="justify" fo:line-height="115%"/>
    </style:style>
    <style:style style:name="T44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50" style:parent-style-name="Standard" style:family="paragraph">
      <style:paragraph-properties fo:text-align="justify" fo:line-height="115%"/>
    </style:style>
    <style:style style:name="T45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52" style:parent-style-name="Standard" style:family="paragraph">
      <style:paragraph-properties fo:text-align="justify" fo:line-height="115%"/>
    </style:style>
    <style:style style:name="T4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5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4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56" style:parent-style-name="Standard" style:family="paragraph">
      <style:paragraph-properties fo:text-align="justify" fo:line-height="115%"/>
    </style:style>
    <style:style style:name="T4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58" style:parent-style-name="Standard" style:family="paragraph">
      <style:paragraph-properties fo:text-align="justify" fo:line-height="115%"/>
    </style:style>
    <style:style style:name="T45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60" style:parent-style-name="Standard" style:family="paragraph">
      <style:paragraph-properties fo:text-align="justify" fo:line-height="115%"/>
    </style:style>
    <style:style style:name="T4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62" style:parent-style-name="Standard" style:family="paragraph">
      <style:paragraph-properties fo:text-align="justify" fo:line-height="115%"/>
    </style:style>
    <style:style style:name="T4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464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465" style:parent-style-name="Standard" style:family="paragraph">
      <style:paragraph-properties fo:text-align="justify" fo:line-height="115%"/>
    </style:style>
    <style:style style:name="T466" style:parent-style-name="預設段落字型" style:family="text">
      <style:text-properties style:font-name="Times New Roman" style:font-name-asian="標楷體" style:font-name-complex="Times New Roman"/>
    </style:style>
    <style:style style:name="P467" style:parent-style-name="Standard" style:family="paragraph">
      <style:paragraph-properties fo:text-align="justify" fo:line-height="115%"/>
    </style:style>
    <style:style style:name="T4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469" style:parent-style-name="Standard" style:family="paragraph">
      <style:paragraph-properties fo:text-align="justify" fo:line-height="115%"/>
    </style:style>
    <style:style style:name="T470" style:parent-style-name="預設段落字型" style:family="text">
      <style:text-properties style:font-name="Times New Roman" style:font-name-asian="標楷體" style:font-name-complex="Times New Roman"/>
    </style:style>
    <style:style style:name="P471" style:parent-style-name="Standard" style:family="paragraph">
      <style:paragraph-properties fo:text-align="justify" fo:line-height="115%"/>
    </style:style>
    <style:style style:name="T472" style:parent-style-name="預設段落字型" style:family="text">
      <style:text-properties style:font-name="Times New Roman" style:font-name-asian="標楷體" style:font-name-complex="Times New Roman"/>
    </style:style>
    <style:style style:name="P473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74" style:parent-style-name="內文" style:family="paragraph">
      <style:paragraph-properties fo:widows="0" fo:orphans="0" fo:break-before="page"/>
      <style:text-properties style:font-name="Times New Roman" style:font-name-asian="標楷體" style:font-name-complex="Times New Roman" fo:font-size="13pt" style:font-size-asian="13pt" style:font-size-complex="13pt" style:language-asian="zh" style:country-asian="TW" fo:hyphenate="true"/>
    </style:style>
    <style:style style:name="P475" style:parent-style-name="Standard" style:family="paragraph">
      <style:paragraph-properties fo:text-align="justify" style:vertical-align="auto" fo:margin-left="0.3333in" fo:margin-right="-0.0402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76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477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T47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479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0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1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48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3" style:parent-style-name="Standard" style:family="paragraph">
      <style:paragraph-properties fo:text-align="justify" fo:margin-right="-0.0402in"/>
    </style:style>
    <style:style style:name="T4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5" style:parent-style-name="Standard" style:family="paragraph">
      <style:paragraph-properties fo:text-align="justify" fo:margin-right="-0.0402in"/>
    </style:style>
    <style:style style:name="T48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89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49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1" style:parent-style-name="Standard" style:family="paragraph">
      <style:paragraph-properties fo:text-align="justify" fo:margin-right="-0.0402in"/>
    </style:style>
    <style:style style:name="T4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5" style:parent-style-name="Standard" style:family="paragraph">
      <style:paragraph-properties fo:text-align="justify" fo:margin-right="-0.0402in"/>
    </style:style>
    <style:style style:name="T496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49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49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07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08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09" style:parent-style-name="Standard" style:family="paragraph">
      <style:paragraph-properties fo:text-align="justify" fo:text-indent="0.5in"/>
      <style:text-properties style:font-name="Times New Roman" style:font-name-asian="標楷體" style:font-name-complex="Times New Roman" style:font-weight-complex="bold" fo:font-size="14pt" style:font-size-asian="14pt" style:font-size-complex="14pt" style:language-asian="zh" style:country-asian="TW"/>
    </style:style>
    <style:style style:name="P510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11" style:parent-style-name="Standard" style:family="paragraph">
      <style:paragraph-properties fo:text-align="justify"/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1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4" style:parent-style-name="Standard" style:family="paragraph">
      <style:text-properties style:font-name="Times New Roman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51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51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zh" style:country-asian="TW"/>
    </style:style>
    <style:style style:name="P52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522" style:family="table-column">
      <style:table-column-properties style:column-width="3.2486in" style:use-optimal-column-width="false"/>
    </style:style>
    <style:style style:name="TableColumn523" style:family="table-column">
      <style:table-column-properties style:column-width="3.4451in" style:use-optimal-column-width="false"/>
    </style:style>
    <style:style style:name="Table521" style:family="table">
      <style:table-properties style:width="6.6937in" fo:margin-left="-0.3937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52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527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52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529" style:family="table-row">
      <style:table-row-properties style:min-row-height="4.8236in" style:use-optimal-row-height="false"/>
    </style:style>
    <style:style style:name="TableCell530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531" style:parent-style-name="Standard" style:family="paragraph">
      <style:paragraph-properties fo:text-align="justify" fo:line-height="115%"/>
    </style:style>
    <style:style style:name="TableCell532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533" style:parent-style-name="Standard" style:family="paragraph">
      <style:paragraph-properties fo:text-align="justify" fo:line-height="115%"/>
    </style:style>
    <style:style style:name="P534" style:parent-style-name="Standard" style:family="paragraph">
      <style:paragraph-properties fo:text-align="justify" fo:line-height="115%"/>
    </style:style>
    <style:style style:name="P535" style:parent-style-name="Standard" style:family="paragraph">
      <style:paragraph-properties fo:text-align="justify" fo:line-height="115%"/>
    </style:style>
    <style:style style:name="P536" style:parent-style-name="Standard" style:family="paragraph">
      <style:paragraph-properties fo:text-align="justify" fo:line-height="115%"/>
    </style:style>
    <style:style style:name="P537" style:parent-style-name="Standard" style:family="paragraph">
      <style:paragraph-properties fo:text-align="justify" fo:line-height="115%"/>
    </style:style>
    <style:style style:name="P538" style:parent-style-name="Standard" style:family="paragraph">
      <style:paragraph-properties fo:text-align="justify" fo:line-height="115%"/>
    </style:style>
    <style:style style:name="P539" style:parent-style-name="Standard" style:family="paragraph">
      <style:paragraph-properties fo:text-align="justify" fo:line-height="115%"/>
    </style:style>
    <style:style style:name="P540" style:parent-style-name="Standard" style:family="paragraph">
      <style:paragraph-properties fo:text-align="justify" fo:line-height="115%"/>
    </style:style>
    <style:style style:name="P541" style:parent-style-name="Standard" style:family="paragraph">
      <style:paragraph-properties fo:text-align="justify" fo:line-height="115%"/>
    </style:style>
    <style:style style:name="P542" style:parent-style-name="Standard" style:family="paragraph">
      <style:paragraph-properties fo:text-align="justify" fo:line-height="115%"/>
    </style:style>
    <style:style style:name="P543" style:parent-style-name="Standard" style:family="paragraph">
      <style:paragraph-properties fo:text-align="justify" fo:line-height="115%"/>
    </style:style>
    <style:style style:name="P544" style:parent-style-name="Standard" style:family="paragraph">
      <style:paragraph-properties fo:text-align="justify" fo:line-height="115%"/>
    </style:style>
    <style:style style:name="P545" style:parent-style-name="Standard" style:family="paragraph">
      <style:paragraph-properties fo:text-align="justify" fo:line-height="115%"/>
    </style:style>
    <style:style style:name="P546" style:parent-style-name="Standard" style:family="paragraph">
      <style:paragraph-properties fo:text-align="justify" fo:line-height="115%"/>
    </style:style>
    <style:style style:name="P547" style:parent-style-name="Standard" style:family="paragraph">
      <style:paragraph-properties fo:text-align="justify" fo:line-height="115%"/>
    </style:style>
    <style:style style:name="P548" style:parent-style-name="Standard" style:family="paragraph">
      <style:paragraph-properties fo:text-align="justify" fo:line-height="115%"/>
    </style:style>
    <style:style style:name="P549" style:parent-style-name="Standard" style:family="paragraph">
      <style:paragraph-properties fo:text-align="justify" fo:line-height="115%"/>
    </style:style>
    <style:style style:name="P550" style:parent-style-name="Standard" style:family="paragraph">
      <style:paragraph-properties fo:text-align="justify" fo:line-height="115%"/>
    </style:style>
    <style:style style:name="P551" style:parent-style-name="Standard" style:family="paragraph">
      <style:paragraph-properties fo:text-align="justify" fo:line-height="115%"/>
    </style:style>
    <style:style style:name="P552" style:parent-style-name="Standard" style:family="paragraph">
      <style:paragraph-properties fo:text-align="justify" fo:line-height="115%"/>
    </style:style>
    <style:style style:name="P553" style:parent-style-name="Standard" style:family="paragraph">
      <style:paragraph-properties fo:text-align="justify" fo:line-height="115%"/>
    </style:style>
    <style:style style:name="P554" style:parent-style-name="Standard" style:family="paragraph">
      <style:paragraph-properties fo:text-align="justify" fo:line-height="115%"/>
    </style:style>
    <style:style style:name="P555" style:parent-style-name="Standard" style:family="paragraph">
      <style:paragraph-properties fo:text-align="justify" fo:line-height="115%"/>
    </style:style>
    <style:style style:name="P556" style:parent-style-name="Standard" style:family="paragraph">
      <style:paragraph-properties fo:text-align="justify" fo:line-height="115%"/>
    </style:style>
    <style:style style:name="P557" style:parent-style-name="Standard" style:family="paragraph">
      <style:paragraph-properties fo:text-align="justify" fo:line-height="115%"/>
    </style:style>
    <style:style style:name="P558" style:parent-style-name="Standard" style:family="paragraph">
      <style:paragraph-properties fo:text-align="justify" fo:line-height="115%"/>
    </style:style>
    <style:style style:name="P559" style:parent-style-name="Standard" style:family="paragraph">
      <style:paragraph-properties fo:text-align="justify" fo:line-height="115%"/>
    </style:style>
    <style:style style:name="P560" style:parent-style-name="Standard" style:family="paragraph">
      <style:paragraph-properties fo:text-align="justify" fo:line-height="115%"/>
    </style:style>
    <style:style style:name="P561" style:parent-style-name="Standard" style:family="paragraph">
      <style:paragraph-properties fo:text-align="justify" fo:line-height="115%"/>
    </style:style>
    <style:style style:name="P562" style:parent-style-name="Standard" style:family="paragraph">
      <style:paragraph-properties fo:text-align="justify" fo:line-height="115%"/>
    </style:style>
    <style:style style:name="P563" style:parent-style-name="Standard" style:family="paragraph">
      <style:paragraph-properties fo:text-align="center" fo:margin-right="-0.0402in"/>
    </style:style>
    <style:style style:name="T564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Q1 – Pumpkin Wizard’s No. 9 Curse (JAVA) 30%</text:p>
      <text:p text:style-name="P4"/>
      <text:p text:style-name="P5">Problem Description:</text:p>
      <text:p text:style-name="P6"/>
      <text:p text:style-name="P7">The annual Pumpkin Festival is about to begin, and the wizard of the Pumpkin Kingdom is inspecting whether the participating pumpkins are affected by the<text:s/>legendary “Curse of 9.” Each pumpkin is engraved with a numeric code. The wizard performs the following ritual on this number:</text:p>
      <text:p text:style-name="P8"/>
      <text:list text:style-name="LFO4" text:continue-numbering="true">
        <text:list-item>
          <text:p text:style-name="P9">Sum all the digits in the code</text:p>
        </text:list-item>
        <text:list-item>
          <text:p text:style-name="P10">If the result is not 9, sum the digits of the new number again</text:p>
        </text:list-item>
        <text:list-item>
          <text:p text:style-name="P11">Repeat this process until the result becomes a single-digit number</text:p>
        </text:list-item>
      </text:list>
      <text:p text:style-name="P12"/>
      <text:p text:style-name="P13">If the final result is 9, then the pumpkin is considered to be affected by the Curse of 9. The number of summation steps required to obtain 9 for the first time during this process is called the pumpkin’s 9-degree.</text:p>
      <text:p text:style-name="P14"/>
      <text:p text:style-name="P15">Input Format:</text:p>
      <text:p text:style-name="P16"/>
      <text:p text:style-name="P17">The input consists of multiple lines. Each line contains a non-negative integer representing the code of a pumpkin.</text:p>
      <text:p text:style-name="P18"/>
      <text:p text:style-name="P19"><text:span text:style-name="T20">The input terminates when a line contains 0. This case should not be processed.</text:span></text:p>
      <text:p text:style-name="P21"/>
      <text:p text:style-name="P22">Output Format:</text:p>
      <text:p text:style-name="P23"/>
      <text:p text:style-name="P24">For each input<text:s/>pumpkin code:</text:p>
      <text:p text:style-name="P25"/>
      <text:list text:style-name="LFO5" text:continue-numbering="true">
        <text:list-item>
          <text:p text:style-name="P26">If the number is a multiple of 9, output:</text:p>
        </text:list-item>
      </text:list>
      <text:p text:style-name="P27"/>
      <text:p text:style-name="P28">&lt;number&gt; is a multiple of 9 and has 9-degree &lt;d&gt;.</text:p>
      <text:p text:style-name="P29"/>
      <text:list text:style-name="LFO6" text:continue-numbering="true">
        <text:list-item>
          <text:p text:style-name="P30">Otherwise, output:</text:p>
        </text:list-item>
      </text:list>
      <text:p text:style-name="P31"/>
      <text:p text:style-name="P32">&lt;number&gt; is not a multiple of 9.</text:p>
      <text:p text:style-name="P33"/>
      <text:p text:style-name="P34">Here, &lt;d&gt; represents the 9-degree of the number.</text:p>
      <text:p text:style-name="P35"/>
      <text:p text:style-name="P36">Constraints:</text:p>
      <text:p text:style-name="P37"/>
      <text:list text:style-name="LFO5" text:continue-numbering="true">
        <text:list-item>
          <text:p text:style-name="P38"><text:span text:style-name="T39">Let s be the input<text:s/></text:span><text:span text:style-name="T40">string representing the pumpkin’s code.</text:span></text:p>
        </text:list-item>
        <text:list-item>
          <text:p text:style-name="P41">1≤length of s≤1000</text:p>
        </text:list-item>
        <text:list-item>
          <text:p text:style-name="P42">s contains only characters from 0 to 9.</text:p>
        </text:list-item>
        <text:list-item>
          <text:p text:style-name="P43">When s = "0", it indicates the end of input.</text:p>
        </text:list-item>
      </text:list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soft-page-break/>
            <text:p text:style-name="Standard"><text:span text:style-name="T49">Sample Input 1</text:span></text:p>
          </table:table-cell>
          <table:table-cell table:style-name="TableCell50">
            <text:p text:style-name="Standard"><text:span text:style-name="T51">Sample Output 1</text:span></text:p>
          </table:table-cell>
        </table:table-row>
        <table:table-row table:style-name="TableRow52">
          <table:table-cell table:style-name="TableCell53">
            <text:p text:style-name="P54">999999999999999999999</text:p>
            <text:p text:style-name="P55">9</text:p>
            <text:p text:style-name="P56">837</text:p>
            <text:p text:style-name="P57"><text:span text:style-name="T58">0</text:span><text:span text:style-name="T59"><text:tab/></text:span></text:p>
          </table:table-cell>
          <table:table-cell table:style-name="TableCell60">
            <text:p text:style-name="P61">999999999999999999999 is a multiple of 9 and<text:s/>has 9-degree 3.</text:p>
            <text:p text:style-name="P62">9 is a multiple of 9 and has 9-degree 1.</text:p>
            <text:p text:style-name="P63">837 is a multiple of 9 and has 9-degree 2.</text:p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Standard"><text:span text:style-name="T70">Sample Input 2</text:span></text:p>
          </table:table-cell>
          <table:table-cell table:style-name="TableCell71">
            <text:p text:style-name="Standard"><text:span text:style-name="T72">Sample Output 2</text:span></text:p>
          </table:table-cell>
        </table:table-row>
        <table:table-row table:style-name="TableRow73">
          <table:table-cell table:style-name="TableCell74">
            <text:p text:style-name="P75">2147483647</text:p>
            <text:p text:style-name="P76">10</text:p>
            <text:p text:style-name="P77">555555555000000000</text:p>
            <text:p text:style-name="P78">0</text:p>
          </table:table-cell>
          <table:table-cell table:style-name="TableCell79">
            <text:p text:style-name="P80">2147483647 is not a multiple of 9.</text:p>
            <text:p text:style-name="P81">10 is not a multiple of 9.</text:p>
            <text:p text:style-name="P82">555555555000000000 is a multiple of 9 and has 9-degree 2.</text:p>
          </table:table-cell>
        </table:table-row>
      </table:table>
      <text:p text:style-name="P83"/>
      <text:p text:style-name="P84"/>
      <text:p text:style-name="P85"/>
      <text:p text:style-name="P86"><text:span text:style-name="T87">Q2 – Shared Vehicle Rental System (C++)</text:span></text:p>
      <text:p text:style-name="P88"/>
      <text:p text:style-name="Standard"><text:span text:style-name="T89">Title description:</text:span></text:p>
      <text:p text:style-name="P90"/>
      <text:p text:style-name="P91"><text:span text:style-name="T92">The campus has introduced a new shared transportation system "NCU-Share", which currently provides two types of<text:s/></text:span><text:span text:style-name="T93">transportation for students to rent:</text:span><text:span text:style-name="T94"><text:s/>bicycles and<text:s/></text:span><text:span text:style-name="T95"><text:s/></text:span><text:span text:style-name="T96">scooters</text:span><text:span text:style-name="T97">. Different shipments have different billing rates. Please use the</text:span><text:span text:style-name="T98"><text:s/>Inheritance <text:s/>feature of C++<text:s/></text:span><text:span text:style-name="T99">to develop a billing module to settle student rental fees.<text:s/></text:span></text:p>
      <text:p text:style-name="P100"/>
      <text:p text:style-name="P101"><text:span text:style-name="T102">Please design three<text:s/></text:span><text:span text:style-name="T103">categories:</text:span></text:p>
      <text:p text:style-name="P104"><text:span text:style-name="T105">Design the parent class Vehicle: Contains protected attributes: vehicleId (license plate number, string), minutes (rental minutes, integer).</text:span></text:p>
      <text:p text:style-name="P106"><text:span text:style-name="T107">Implement a constructor to initialize license plates and minutes.</text:span></text:p>
      <text:p text:style-name="P108">Contains a getId() method that returns the license plate number.</text:p>
      <text:p text:style-name="P109"/>
      <text:p text:style-name="P110"><text:span text:style-name="T111">Design subcategory Bike:</text:span></text:p>
      <text:p text:style-name="P112"><text:span text:style-name="T113">Inherited from Vehicle.</text:span></text:p>
      <text:p text:style-name="P114"><text:span text:style-name="T115">Implement the constructor (the parent class constructor needs to be called).</text:span></text:p>
      <text:p text:style-name="P116"><text:span text:style-name="T117">Implement the calculateFee() method: The billing formula for bicycles is<text:s/></text:span><text:span text:style-name="T118">10 yuan for the basic fee +<text:s/></text:span><text:span text:style-name="T119">(rental minutes * 1 yuan).</text:span><text:span text:style-name="T120"><text:s/></text:span></text:p>
      <text:p text:style-name="P121"/>
      <text:p text:style-name="P122"><text:span text:style-name="T123">Design Subcategory Scooter:</text:span></text:p>
      <text:p text:style-name="P124"><text:span text:style-name="T125">Inherited from Vehicle.</text:span></text:p>
      <text:p text:style-name="P126"><text:span text:style-name="T127">Implement the constructor (the parent class constructor needs to be called).</text:span></text:p>
      <text:p text:style-name="P128"><text:span text:style-name="T129">Implement the calculateFee() method: The billing formula for electric scooters is<text:s/></text:span><text:span text:style-name="T130">25 yuan +<text:s/></text:span><text:span text:style-name="T131">(rental minutes * 3 yuan).</text:span><text:span text:style-name="T132"><text:s/></text:span></text:p>
      <text:p text:style-name="P133"/>
      <text:p text:style-name="P134"/>
      <text:p text:style-name="P135"/>
      <text:p text:style-name="Standard"><text:span text:style-name="T136">Input Format:</text:span></text:p>
      <text:p text:style-name="P137"/>
      <text:p text:style-name="Standard"><text:span text:style-name="T138">Enter an integer N in the first line, which represents the number of rental records received by the system.<text:s/></text:span></text:p>
      <text:p text:style-name="Standard"><text:span text:style-name="T139">In the next<text:s/></text:span><text:span text:style-name="T140">N<text:s/></text:span><text:span text:style-name="T141">rows, 3 pieces of information will be entered in each line: [Model Code] [License Plate</text:span><text:span text:style-name="T142"><text:s/>Number] [Rental Minutes]</text:span></text:p>
      <text:p text:style-name="P143"><text:span text:style-name="T144">The model code is characters: B for bicycle, S for electric scooter.</text:span></text:p>
      <text:p text:style-name="P145"/>
      <text:p text:style-name="Standard"><text:span text:style-name="T146">Please note that there are three types of rental billing:</text:span></text:p>
      <text:p text:style-name="P147"><text:span text:style-name="T148">0 minutes (misborrowing or malfunctioning):<text:s/></text:span><text:span text:style-name="T149">Free of charge.<text:s/></text:span></text:p>
      <text:p text:style-name="P150"><text:span text:style-name="T151">1 ~ 5 minutes (including 5<text:s/></text:span><text:span text:style-name="T152">minutes):<text:s/></text:span><text:span text:style-name="T153">Only the "base fee" for the vehicle will be charged.<text:s/></text:span></text:p>
      <text:p text:style-name="P154"><text:span text:style-name="T155">Greater than 5 minutes (more than 6 minutes):<text:s/></text:span><text:span text:style-name="T156">Charged according to normal billing.<text:s/></text:span></text:p>
      <text:p text:style-name="P157"/>
      <text:p text:style-name="Standard"><text:span text:style-name="T158">Output Format:</text:span></text:p>
      <text:p text:style-name="P159"/>
      <text:p text:style-name="Standard"><text:span text:style-name="T160">For each rental record, please print out the license plate and the current fee first. After</text:span><text:span text:style-name="T161"><text:s/>all records are processed, please print the "Total Revenue" of the system for the day on the last line.</text:span></text:p>
      <text:p text:style-name="Standard"><text:span text:style-name="T162"><text:s/></text:span><text:span text:style-name="T163">(Please refer strictly to the output example for the format)</text:span></text:p>
      <text:p text:style-name="P164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Standard"><text:span text:style-name="T170">Sample Input 1</text:span></text:p>
          </table:table-cell>
          <table:table-cell table:style-name="TableCell171">
            <text:p text:style-name="Standard"><text:span text:style-name="T172">Sample Output 1</text:span></text:p>
          </table:table-cell>
        </table:table-row>
        <table:table-row table:style-name="TableRow173">
          <table:table-cell table:style-name="TableCell174">
            <text:p text:style-name="P175">4</text:p>
            <text:p text:style-name="P176">B UB-001 45</text:p>
            <text:p text:style-name="P177">S GS-999 20</text:p>
            <text:p text:style-name="P178">B UB-002 15</text:p>
            <text:p text:style-name="P179"><text:span text:style-name="T180">S GS-888 10</text:span></text:p>
          </table:table-cell>
          <table:table-cell table:style-name="TableCell181">
            <text:p text:style-name="P182">UB-001 Fee: 55</text:p>
            <text:p text:style-name="P183">GS-999 Fee: 85</text:p>
            <text:p text:style-name="P184">UB-002 Fee: 25</text:p>
            <text:p text:style-name="P185">GS-888 Fee: 55</text:p>
            <text:p text:style-name="P186"><text:span text:style-name="T187">Total Revenue: 220</text:span></text:p>
          </table:table-cell>
        </table:table-row>
      </table:table>
      <text:p text:style-name="P188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Standard"><text:span text:style-name="T194">Sample Input 2</text:span></text:p>
          </table:table-cell>
          <table:table-cell table:style-name="TableCell195">
            <text:p text:style-name="Standard"><text:span text:style-name="T196">Sample Output 2</text:span></text:p>
          </table:table-cell>
        </table:table-row>
        <table:table-row table:style-name="TableRow197">
          <table:table-cell table:style-name="TableCell198">
            <text:p text:style-name="P199">5</text:p>
            <text:p text:style-name="P200"><text:span text:style-name="T201">B<text:s/></text:span><text:span text:style-name="T202">U</text:span><text:span text:style-name="T203">-888 5</text:span></text:p>
            <text:p text:style-name="P204"><text:span text:style-name="T205">B<text:s/></text:span><text:span text:style-name="T206">U</text:span><text:span text:style-name="T207">-888 20</text:span></text:p>
            <text:p text:style-name="P208"><text:span text:style-name="T209">B<text:s/></text:span><text:span text:style-name="T210">U</text:span><text:span text:style-name="T211">-887 20</text:span></text:p>
            <text:p text:style-name="P212"><text:span text:style-name="T213">B<text:s/></text:span><text:span text:style-name="T214">U</text:span><text:span text:style-name="T215">-888 20</text:span></text:p>
            <text:p text:style-name="P216"><text:span text:style-name="T217">B<text:s/></text:span><text:span text:style-name="T218">U</text:span><text:span text:style-name="T219">-887 15</text:span></text:p>
          </table:table-cell>
          <table:table-cell table:style-name="TableCell220">
            <text:p text:style-name="P221">U-888 Fee: 10</text:p>
            <text:p text:style-name="P222">U-888 Fee: 30</text:p>
            <text:p text:style-name="P223">U-887 Fee: 30</text:p>
            <text:p text:style-name="P224">U-888 Fee: 30</text:p>
            <text:p text:style-name="P225">U-887 Fee: 25</text:p>
            <text:p text:style-name="P226"><text:span text:style-name="T227">Total<text:s/></text:span><text:span text:style-name="T228">Revenue: 125</text:span></text:p>
          </table:table-cell>
        </table:table-row>
      </table:table>
      <text:p text:style-name="P229"/>
      <text:p text:style-name="P230"><text:span text:style-name="T231">Q3 - Mezase Pokémon Master(JAVA) 30%</text:span></text:p>
      <text:p text:style-name="P232"/>
      <text:p text:style-name="P233">Problem Description:</text:p>
      <text:p text:style-name="P234"/>
      <text:p text:style-name="P235"><text:span text:style-name="T236">Professor Oak is recruiting a research assistant to develop a Pokémon Battle System.The main program,<text:s/></text:span><text:span text:style-name="T237">TODO.java</text:span><text:span text:style-name="T238"><text:s/>(responsible for handling user input and battle flow), has<text:s/></text:span><text:span text:style-name="T239">already been written. Your task is to implement the underlying Pokémon class hierarchy based on the provided logic.</text:span></text:p>
      <text:p text:style-name="P240"/>
      <text:list text:style-name="LFO7">
        <text:list-item text:start-value="1">
          <text:p text:style-name="P241"><text:span text:style-name="T242">Pokémon Specifications : All Pokémon must have two attributes: strength and speed. Upon creation, each Pokémon is automatically assigned a<text:s/></text:span><text:span text:style-name="T243">unique ID<text:s/></text:span><text:span text:style-name="T244">(starting from 1 and incrementing)</text:span><text:span text:style-name="T245">.</text:span></text:p>
        </text:list-item>
      </text:list>
      <text:list text:style-name="LFO9" text:continue-numbering="true">
        <text:list-item>
          <text:p text:style-name="P246"><text:span text:style-name="T247">Pikachu(Electric type)</text:span><text:span text:style-name="T248">：</text:span><text:span text:style-name="T249">Initial</text:span><text:span text:style-name="T250"><text:s/>Str: 10, Spd: 7</text:span><text:span text:style-name="T251">。</text:span></text:p>
        </text:list-item>
        <text:list-item>
          <text:p text:style-name="P252"><text:span text:style-name="T253">Piplup(Water type)</text:span><text:span text:style-name="T254">：</text:span><text:span text:style-name="T255">Initial</text:span><text:span text:style-name="T256"><text:s/>Str: 7, Spd: 5</text:span><text:span text:style-name="T257">。</text:span></text:p>
        </text:list-item>
        <text:list-item>
          <text:p text:style-name="P258"><text:span text:style-name="T259">Treecko(Grass type)</text:span><text:span text:style-name="T260">：</text:span><text:span text:style-name="T261">Initial</text:span><text:span text:style-name="T262"><text:s/>Str: 6, Spd: 10</text:span><text:span text:style-name="T263">。</text:span></text:p>
        </text:list-item>
        <text:list-item>
          <text:p text:style-name="P264"><text:span text:style-name="T265">Charmander(Fire type)</text:span><text:span text:style-name="T266">：</text:span><text:span text:style-name="T267">Initial</text:span><text:span text:style-name="T268"><text:s/>Str: 8, Spd: 8</text:span><text:span text:style-name="T269">。</text:span></text:p>
        </text:list-item>
      </text:list>
      <text:list text:style-name="LFO7" text:continue-numbering="true">
        <text:list-item>
          <text:p text:style-name="P270"><text:span text:style-name="T271">Behavior Rules (</text:span><text:span text:style-name="T272">Command 2)</text:span><text:span text:style-name="T273">：</text:span></text:p>
        </text:list-item>
      </text:list>
      <text:list text:style-name="LFO10" text:continue-numbering="true">
        <text:list-item>
          <text:p text:style-name="P274"><text:span text:style-name="T275">makeSound</text:span><text:span text:style-name="T276"><text:s/>(Y = 1)</text:span><text:span text:style-name="T277">：</text:span><text:span text:style-name="T278">Format:<text:s/></text:span><text:span text:style-name="T279">[Name]: [Sound]!</text:span><text:span text:style-name="T280"><text:s/></text:span><text:span text:style-name="T281">Each species has a unique sound:</text:span></text:p>
        </text:list-item>
      </text:list>
      <text:list text:style-name="LFO11" text:continue-numbering="true">
        <text:list-item>
          <text:p text:style-name="P282"><text:span text:style-name="T283">Pikachu: Pika Pika!,<text:s/></text:span></text:p>
        </text:list-item>
        <text:list-item>
          <text:p text:style-name="P284"><text:span text:style-name="T285">Piplup: Piplup!,<text:s/></text:span></text:p>
        </text:list-item>
        <text:list-item>
          <text:p text:style-name="P286"><text:span text:style-name="T287">Treecko: Treecko!,<text:s/></text:span></text:p>
        </text:list-item>
        <text:list-item>
          <text:p text:style-name="P288"><text:span text:style-name="T289">Charmander: Charrr!</text:span></text:p>
        </text:list-item>
      </text:list>
      <text:list text:style-name="LFO10" text:continue-numbering="true">
        <text:list-item>
          <text:p text:style-name="P290"><text:span text:style-name="T291">eat (</text:span><text:span text:style-name="T292">Y = 2)</text:span><text:span text:style-name="T293">:<text:s/></text:span><text:span text:style-name="T294">Format:<text:s/></text:span><text:span text:style-name="T295">[Name] is eating food. [Str: Old-&gt;New, Spd: Old-&gt;New]</text:span><text:span text:style-name="T296">. Growth rules</text:span><text:span text:style-name="T297"><text:s/>are as follows:</text:span></text:p>
        </text:list-item>
      </text:list>
      <text:list text:style-name="LFO12" text:continue-numbering="true">
        <text:list-item>
          <text:p text:style-name="P298"><text:span text:style-name="T299">Pikachu</text:span><text:span text:style-name="T300">: strength + 2</text:span></text:p>
        </text:list-item>
        <text:list-item>
          <text:p text:style-name="P301"><text:span text:style-name="T302">Piplup</text:span><text:span text:style-name="T303">: strength + 1, speed + 3</text:span><text:span text:style-name="T304">。</text:span></text:p>
        </text:list-item>
        <text:list-item>
          <text:p text:style-name="P305"><text:span text:style-name="T306">Treecko</text:span><text:span text:style-name="T307">: speed + 5</text:span><text:span text:style-name="T308">。</text:span></text:p>
        </text:list-item>
        <text:list-item>
          <text:p text:style-name="P309"><text:span text:style-name="T310">Charmander</text:span><text:span text:style-name="T311">: strength + 2, speed + 2</text:span><text:span text:style-name="T312">。</text:span></text:p>
        </text:list-item>
      </text:list>
      <text:list text:style-name="LFO7" text:continue-numbering="true">
        <text:list-item>
          <text:p text:style-name="P313">Combat Power and Type Advantage:</text:p>
        </text:list-item>
      </text:list>
      <text:list text:style-name="LFO13" text:continue-numbering="true">
        <text:list-item>
          <text:p text:style-name="P314"><text:span text:style-name="T315">Base Combat Power (Power):<text:s/></text:span><text:span text:style-name="T316">Formula = 7 * strength + 5 * speed</text:span><text:span text:style-name="T317">。</text:span></text:p>
        </text:list-item>
        <text:list-item>
          <text:p text:style-name="P318"><text:span text:style-name="T319">SpecialAttacker<text:s/></text:span><text:span text:style-name="T320">Interface: This is an<text:s/></text:span><text:span text:style-name="T321">interface</text:span><text:span text:style-name="T322">. If implemented, the Power calculation is enhanced:</text:span></text:p>
        </text:list-item>
      </text:list>
      <text:list text:style-name="LFO14" text:continue-numbering="true">
        <text:list-item>
          <text:p text:style-name="P323"><text:span text:style-name="T324">Pikachu</text:span><text:span text:style-name="T325">: Calculate using<text:s/></text:span><text:span text:style-name="T326">2x strength</text:span><text:span text:style-name="T327">.</text:span></text:p>
        </text:list-item>
        <text:list-item>
          <text:p text:style-name="P328"><text:span text:style-name="T329">Treecko</text:span><text:span text:style-name="T330">: Calculate using</text:span><text:span text:style-name="T331"><text:s/>3x speed</text:span><text:span text:style-name="T332">.</text:span></text:p>
        </text:list-item>
        <text:list-item>
          <text:p text:style-name="P333"><text:span text:style-name="T334">Charmander</text:span><text:span text:style-name="T335">: Base Power is multiplied by<text:s/></text:span><text:span text:style-name="T336">1.2x</text:span><text:span text:style-name="T337"><text:s/>(</text:span><text:span text:style-name="T338">truncate to integer</text:span><text:span text:style-name="T339">).</text:span></text:p>
        </text:list-item>
      </text:list>
      <text:list text:style-name="LFO13" text:continue-numbering="true">
        <text:list-item>
          <text:p text:style-name="P340"><text:span text:style-name="T341">Type Advantage: During battle,<text:s/></text:span><text:span text:style-name="T342">if Attacker A has an advantage over Defender B, Attacker A's Power is multiplied by<text:s/></text:span><text:span text:style-name="T343">1.5x</text:span><text:span text:style-name="T344"><text:s/>(</text:span><text:span text:style-name="T345">truncate to integer</text:span><text:span text:style-name="T346">).</text:span></text:p>
        </text:list-item>
      </text:list>
      <text:p text:style-name="P347">Relationships: Fire &gt; Grass, Grass &gt; Water, Water &gt; Fire, Electric &gt; Water.</text:p>
      <text:p text:style-name="P348"/>
      <text:soft-page-break/>
      <text:p text:style-name="P349"><text:span text:style-name="T350">Input Format:</text:span></text:p>
      <text:list text:style-name="LFO15" text:continue-numbering="true">
        <text:list-item>
          <text:p text:style-name="P351"><text:span text:style-name="T352">1 X</text:span><text:span text:style-name="T353">：</text:span><text:span text:style-name="T354">Create Pokémon, where X is (1: Pikachu, 2:<text:s/></text:span><text:span text:style-name="T355">Piplup, 3: Treecko, 4: Charmander).</text:span></text:p>
        </text:list-item>
        <text:list-item>
          <text:p text:style-name="P356"><text:span text:style-name="T357">2 ID Y</text:span><text:span text:style-name="T358">：</text:span><text:span text:style-name="T359">Perform behavior for the specified ID, where Y is (1: Sound, 2: Eat).</text:span></text:p>
        </text:list-item>
        <text:list-item>
          <text:p text:style-name="P360"><text:span text:style-name="T361">2 ID 3 ID2</text:span><text:span text:style-name="T362">：</text:span><text:span text:style-name="T363">Initiate a battle between Pokémon ID and Pokémon ID2.</text:span><text:span text:style-name="T364">。</text:span></text:p>
        </text:list-item>
        <text:list-item>
          <text:p text:style-name="P365"><text:span text:style-name="T366">3</text:span><text:span text:style-name="T367">：</text:span><text:span text:style-name="T368">Display the total number of Pokémon created.</text:span></text:p>
        </text:list-item>
        <text:list-item>
          <text:p text:style-name="P369"><text:span text:style-name="T370">4 ID</text:span><text:span text:style-name="T371">：</text:span><text:span text:style-name="T372">Display detailed<text:s/></text:span><text:span text:style-name="T373">information for the specified ID.</text:span></text:p>
        </text:list-item>
        <text:list-item>
          <text:p text:style-name="P374"><text:span text:style-name="T375">-1</text:span><text:span text:style-name="T376">：</text:span><text:span text:style-name="T377">Terminate the program.</text:span></text:p>
        </text:list-item>
      </text:list>
      <text:p text:style-name="Standard"><text:span text:style-name="T378">Output Format:</text:span></text:p>
      <text:list text:style-name="LFO16" text:continue-numbering="true">
        <text:list-item>
          <text:p text:style-name="P379"><text:span text:style-name="T380">Battle Output:<text:s/></text:span><text:span text:style-name="T381">Power: &lt;v1&gt; vs. &lt;v2&gt;</text:span><text:span text:style-name="T382"><text:s/>followed by<text:s/></text:span><text:span text:style-name="T383"><text:line-break/></text:span><text:span text:style-name="T384">&lt;Name&gt; wins!</text:span><text:span text:style-name="T385"><text:s text:c="2"/>OR <text:s/></text:span><text:span text:style-name="T386">Draw!</text:span></text:p>
        </text:list-item>
        <text:list-item>
          <text:p text:style-name="P387"><text:span text:style-name="T388">Statistics Output:</text:span><text:span text:style-name="T389"><text:s/>Total: &lt;count&gt;</text:span><text:span text:style-name="T390">.</text:span></text:p>
        </text:list-item>
        <text:list-item>
          <text:p text:style-name="P391"><text:span text:style-name="T392">Detailed Info:<text:s/></text:span><text:span text:style-name="T393">ID: &lt;id&gt;, Type: &lt;type&gt;, Str: &lt;strength&gt;, Spd: &lt;speed&gt;</text:span><text:span text:style-name="T394">.</text:span></text:p>
        </text:list-item>
        <text:list-item>
          <text:p text:style-name="P395"><text:span text:style-name="T396">(Format must s</text:span><text:span text:style-name="T397">trictly adhere to the samples above)</text:span></text:p>
        </text:list-item>
      </text:list>
      <text:p text:style-name="P398"><text:span text:style-name="T399">Notes:</text:span></text:p>
      <text:list text:style-name="LFO17" text:continue-numbering="true">
        <text:list-item>
          <text:p text:style-name="P400"><text:span text:style-name="T401">Do not modify the main function.</text:span></text:p>
        </text:list-item>
        <text:list-item>
          <text:p text:style-name="P402"><text:span text:style-name="T403">Please implement the functions according to the TODO. Do not add any additional functions.</text:span></text:p>
        </text:list-item>
      </text:list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Standard"><text:span text:style-name="T409">Sample Input 1</text:span></text:p>
          </table:table-cell>
          <table:table-cell table:style-name="TableCell410">
            <text:p text:style-name="Standard"><text:span text:style-name="T411">Sample Output 1</text:span></text:p>
          </table:table-cell>
        </table:table-row>
        <table:table-row table:style-name="TableRow412">
          <table:table-cell table:style-name="TableCell413">
            <text:p text:style-name="P414"><text:span text:style-name="T415">1 1</text:span></text:p>
            <text:p text:style-name="P416"><text:span text:style-name="T417">1 2</text:span></text:p>
            <text:p text:style-name="P418"><text:span text:style-name="T419">2 1 1</text:span></text:p>
            <text:p text:style-name="P420"><text:span text:style-name="T421">3</text:span></text:p>
            <text:p text:style-name="P422"><text:span text:style-name="T423">2 1 3 2</text:span></text:p>
            <text:p text:style-name="P424"><text:span text:style-name="T425">-1</text:span></text:p>
          </table:table-cell>
          <table:table-cell table:style-name="TableCell426">
            <text:p text:style-name="P427"><text:span text:style-name="T428">Pikachu:</text:span><text:span text:style-name="T429"><text:s/></text:span><text:span text:style-name="T430">Pika Pika!</text:span></text:p>
            <text:p text:style-name="P431"><text:span text:style-name="T432">Total: 2</text:span></text:p>
            <text:p text:style-name="P433"><text:span text:style-name="T434">Power: 262 vs. 74</text:span></text:p>
            <text:p text:style-name="P435"><text:span text:style-name="T436">Pikachu wins!</text:span></text:p>
          </table:table-cell>
        </table:table-row>
      </table:table>
      <text:p text:style-name="P437"/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Standard"><text:span text:style-name="T443">Sample Input 2</text:span></text:p>
          </table:table-cell>
          <table:table-cell table:style-name="TableCell444">
            <text:p text:style-name="Standard"><text:span text:style-name="T445">Sample Output 2</text:span></text:p>
          </table:table-cell>
        </table:table-row>
        <table:table-row table:style-name="TableRow446">
          <table:table-cell table:style-name="TableCell447">
            <text:p text:style-name="P448"><text:span text:style-name="T449">1 4</text:span></text:p>
            <text:p text:style-name="P450"><text:span text:style-name="T451">1 2</text:span></text:p>
            <text:p text:style-name="P452"><text:span text:style-name="T453">1</text:span><text:span text:style-name="T454"><text:s/></text:span><text:span text:style-name="T455">3</text:span></text:p>
            <text:p text:style-name="P456"><text:span text:style-name="T457">2 1 2</text:span></text:p>
            <text:p text:style-name="P458"><text:span text:style-name="T459">4 1</text:span></text:p>
            <text:p text:style-name="P460"><text:span text:style-name="T461">2 1 3 3</text:span></text:p>
            <text:p text:style-name="P462"><text:span text:style-name="T463">-1</text:span></text:p>
          </table:table-cell>
          <table:table-cell table:style-name="TableCell464">
            <text:p text:style-name="P465"><text:span text:style-name="T466">Charmander is eating food. [Str: 8-&gt;10, Spd: 8-&gt;10]</text:span></text:p>
            <text:p text:style-name="P467"><text:span text:style-name="T468">ID: 1, Type: Charmander, Str: 10, Spd: 10</text:span></text:p>
            <text:p text:style-name="P469"><text:span text:style-name="T470">Power: 216 vs. 192</text:span></text:p>
            <text:p text:style-name="P471"><text:span text:style-name="T472">Charmander wins!</text:span></text:p>
          </table:table-cell>
        </table:table-row>
      </table:table>
      <text:p text:style-name="P473"/>
      <text:p text:style-name="P474"/>
      <text:p text:style-name="P475"/>
      <text:p text:style-name="P476">Q4 –<text:s/>Music Festival (C++) 30%</text:p>
      <text:p text:style-name="P477"/>
      <text:p text:style-name="Standard"><text:span text:style-name="T478">Problem Description:</text:span></text:p>
      <text:p text:style-name="P479">Weiwei and Mengmeng are preparing a music festival. They will reward you with strawberry cake, and your task is to design a music festival management system to manage the event schedule.</text:p>
      <text:p text:style-name="P480"/>
      <text:p text:style-name="P481">Class Design:</text:p>
      <text:list text:style-name="LFO18" text:continue-numbering="true">
        <text:list-item>
          <text:p text:style-name="P482">Band: Stores the band name and a list of members.</text:p>
        </text:list-item>
        <text:list-item>
          <text:p text:style-name="P483"><text:span text:style-name="T484">Performance: Represents a performance, including the band name, start time, and end time.<text:s/></text:span></text:p>
        </text:list-item>
        <text:list-item>
          <text:p text:style-name="P485"><text:span text:style-name="T486">Stage: Stores the stage name and all performances on that stage.</text:span></text:p>
        </text:list-item>
        <text:list-item>
          <text:p text:style-name="P487">Festival: Stores the festival name, all bands, and<text:s/>all stages.</text:p>
        </text:list-item>
      </text:list>
      <text:p text:style-name="P488"/>
      <text:p text:style-name="P489">System Features:</text:p>
      <text:list text:style-name="LFO19" text:continue-numbering="true">
        <text:list-item>
          <text:p text:style-name="P490">Manage multiple bands</text:p>
        </text:list-item>
        <text:list-item>
          <text:p text:style-name="P491"><text:span text:style-name="T492">Manage multiple stages</text:span><text:s/></text:p>
        </text:list-item>
        <text:list-item>
          <text:p text:style-name="P493">Schedule performances for bands on different stages</text:p>
        </text:list-item>
      </text:list>
      <text:p text:style-name="P494"/>
      <text:p text:style-name="P495"><text:span text:style-name="T496">TODO (Detailed requirements are described in the provided code comments):<text:s/></text:span></text:p>
      <text:list text:style-name="LFO20" text:continue-numbering="true">
        <text:list-item>
          <text:p text:style-name="P497">Stage class:</text:p>
          <text:list text:continue-numbering="true">
            <text:list-item>
              <text:p text:style-name="P498">hasTimeConflict</text:p>
            </text:list-item>
            <text:list-item>
              <text:p text:style-name="P499">addPerformance</text:p>
            </text:list-item>
            <text:list-item>
              <text:p text:style-name="P500">sortPerformances</text:p>
            </text:list-item>
            <text:list-item>
              <text:p text:style-name="P501">removePerformancesByBand</text:p>
            </text:list-item>
            <text:list-item>
              <text:p text:style-name="P502">hasBand</text:p>
            </text:list-item>
          </text:list>
        </text:list-item>
        <text:list-item>
          <text:p text:style-name="P503">Festival class:</text:p>
          <text:list text:continue-numbering="true">
            <text:list-item>
              <text:p text:style-name="P504">hasBandScheduleConflict</text:p>
            </text:list-item>
            <text:list-item>
              <text:p text:style-name="P505">schedulePerformance</text:p>
            </text:list-item>
            <text:list-item>
              <text:p text:style-name="P506">removeBand</text:p>
            </text:list-item>
          </text:list>
        </text:list-item>
      </text:list>
      <text:p text:style-name="P507"/>
      <text:p text:style-name="P508">Input Format:</text:p>
      <text:p text:style-name="P509">Please set debugMode to true to view the input format.</text:p>
      <text:p text:style-name="P510"/>
      <text:p text:style-name="P511">Output Format:</text:p>
      <text:p text:style-name="P512"><text:tab/>For any required output in the TODO sections, the<text:s/>corresponding code is already provided in the comments.</text:p>
      <text:p text:style-name="P513"/>
      <text:p text:style-name="P514">Notes:</text:p>
      <text:list text:style-name="LFO21" text:continue-numbering="true">
        <text:list-item>
          <text:p text:style-name="P515">Do not modify the main function.</text:p>
        </text:list-item>
        <text:list-item>
          <text:p text:style-name="P516">Do not modify any functions other than the TODO parts, and do not add new functions.</text:p>
        </text:list-item>
        <text:list-item>
          <text:p text:style-name="P517">You may include any necessary libraries.</text:p>
        </text:list-item>
        <text:list-item>
          <text:p text:style-name="P518">There will be no overnight time spans (e.g., 23–1 is not allowed).</text:p>
        </text:list-item>
        <text:list-item>
          <text:p text:style-name="P519">When submitting to the Online Judge, set debugMode to false.</text:p>
        </text:list-item>
      </text:list>
      <text:p text:style-name="P520"/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Standard"><text:span text:style-name="T526">Sample Input 1</text:span></text:p>
          </table:table-cell>
          <table:table-cell table:style-name="TableCell527">
            <text:p text:style-name="Standard"><text:span text:style-name="T528">Sample Output 1</text:span></text:p>
          </table:table-cell>
        </table:table-row>
        <table:table-row table:style-name="TableRow529">
          <table:table-cell table:style-name="TableCell530">
            <text:p text:style-name="內文">1</text:p>
            <text:p text:style-name="內文">Weimeng_Music</text:p>
            <text:p text:style-name="內文">2</text:p>
            <text:p text:style-name="內文">FUMON</text:p>
            <text:p text:style-name="內文">2</text:p>
            <text:p text:style-name="內文">MyGO!!!!!</text:p>
            <text:p text:style-name="內文">2</text:p>
            <text:p text:style-name="內文">MangoJump</text:p>
            <text:p text:style-name="內文">2</text:p>
            <text:p text:style-name="內文">AveMujica</text:p>
            <text:p text:style-name="內文">2</text:p>
            <text:p text:style-name="內文">AmazingShow</text:p>
            <text:p text:style-name="內文">3</text:p>
            <text:p text:style-name="內文">Weimeng_Japan_Stage</text:p>
            <text:p text:style-name="內文">3</text:p>
            <text:p text:style-name="內文">Weimeng_Taiwan_Stage</text:p>
            <text:p text:style-name="內文">3</text:p>
            <text:p text:style-name="內文">Weimeng_Korea_Stage</text:p>
            <text:p text:style-name="內文">6</text:p>
            <text:p text:style-name="內文">Weimeng_Japan_Stage</text:p>
            <text:p text:style-name="內文">MyGO!!!!!</text:p>
            <text:p text:style-name="內文">10</text:p>
            <text:p text:style-name="內文">12</text:p>
            <text:p text:style-name="內文">6</text:p>
            <text:p text:style-name="內文">Weimeng_Japan_Stage</text:p>
            <text:p text:style-name="內文">MangoJump</text:p>
            <text:p text:style-name="內文">12</text:p>
            <text:p text:style-name="內文">14</text:p>
            <text:p text:style-name="內文">8</text:p>
            <text:p text:style-name="內文">KessokuBand</text:p>
            <text:p text:style-name="內文">6</text:p>
            <text:p text:style-name="內文">Weimeng_Japan_Stage</text:p>
            <text:p text:style-name="內文">AveMujica</text:p>
            <text:p text:style-name="內文">11</text:p>
            <text:p text:style-name="內文">13</text:p>
            <text:p text:style-name="內文">6</text:p>
            <text:p text:style-name="內文">Weimeng_Japan_Stage</text:p>
            <text:p text:style-name="內文">FUMON</text:p>
            <text:p text:style-name="內文">11</text:p>
            <text:p text:style-name="內文">13</text:p>
            <text:p text:style-name="內文">6</text:p>
            <text:soft-page-break/>
            <text:p text:style-name="內文">Weimeng_Korea_Stage</text:p>
            <text:p text:style-name="內文">FUMON</text:p>
            <text:p text:style-name="內文">14</text:p>
            <text:p text:style-name="內文">16</text:p>
            <text:p text:style-name="內文">2</text:p>
            <text:p text:style-name="內文">TOGENASHITOGEARI</text:p>
            <text:p text:style-name="內文">6</text:p>
            <text:p text:style-name="內文">Weimeng_Taiwan_Stage</text:p>
            <text:p text:style-name="內文">MyGO!!!!!</text:p>
            <text:p text:style-name="內文">11</text:p>
            <text:p text:style-name="內文">13</text:p>
            <text:p text:style-name="內文">6</text:p>
            <text:p text:style-name="內文">Weimeng_Taiwan_Stage</text:p>
            <text:p text:style-name="內文">MyGO!!!!!</text:p>
            <text:p text:style-name="內文">12</text:p>
            <text:p text:style-name="內文">14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6</text:p>
            <text:p text:style-name="內文">Weimeng_Korea_Stage</text:p>
            <text:p text:style-name="內文">AmazingShow</text:p>
            <text:p text:style-name="內文">9</text:p>
            <text:p text:style-name="內文">11</text:p>
            <text:p text:style-name="內文">6</text:p>
            <text:p text:style-name="內文">Weimeng_Korea_Stage</text:p>
            <text:p text:style-name="內文">MangoJump</text:p>
            <text:p text:style-name="內文">11</text:p>
            <text:p text:style-name="內文">13</text:p>
            <text:p text:style-name="內文">6</text:p>
            <text:p text:style-name="內文">Weimeng_Korea_Stage</text:p>
            <text:p text:style-name="內文">TOGENASHITOGEARI</text:p>
            <text:p text:style-name="內文">13</text:p>
            <text:p text:style-name="內文">15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7</text:p>
            <text:p text:style-name="內文">8</text:p>
            <text:p text:style-name="內文">MyGO!!!!!</text:p>
            <text:p text:style-name="內文">7</text:p>
            <text:p text:style-name="P531">0</text:p>
          </table:table-cell>
          <table:table-cell table:style-name="TableCell532">
            <text:p text:style-name="P533">Band not found!</text:p>
            <text:p text:style-name="P534">Time conflict!</text:p>
            <text:p text:style-name="P535">Time conflict!</text:p>
            <text:p text:style-name="P536">Band schedule conflict!</text:p>
            <text:p text:style-name="P537">Band schedule conflict!</text:p>
            <text:p text:style-name="P538">Time conflict!</text:p>
            <text:p text:style-name="P539">Time conflict!</text:p>
            <text:p text:style-name="P540">=== Schedule of<text:s/>Weimeng_Japan_Stage ===</text:p>
            <text:p text:style-name="P541">Band: MyGO!!!!!, Time: 10:00 - 12:00</text:p>
            <text:p text:style-name="P542">Band: MangoJump, Time: 12:00 - 14:00</text:p>
            <text:p text:style-name="P543"/>
            <text:p text:style-name="P544">=== Schedule of Weimeng_Taiwan_Stage ===</text:p>
            <text:p text:style-name="P545">Band: MyGO!!!!!, Time: 12:00 - 14:00</text:p>
            <text:p text:style-name="P546">Band: AveMujica, Time: 14:00 - 16:00</text:p>
            <text:p text:style-name="P547"/>
            <text:p text:style-name="P548">=== Schedule of<text:s/>Weimeng_Korea_Stage ===</text:p>
            <text:p text:style-name="P549">Band: AmazingShow, Time: 9:00 - 11:00</text:p>
            <text:p text:style-name="P550">Band: FUMON, Time: 14:00 - 16:00</text:p>
            <text:p text:style-name="P551"/>
            <text:p text:style-name="P552">=== Schedule of Weimeng_Japan_Stage ===</text:p>
            <text:p text:style-name="P553">Band: MangoJump, Time: 12:00 - 14:00</text:p>
            <text:p text:style-name="P554"/>
            <text:p text:style-name="P555">=== Schedule of Weimeng_Taiwan_Stage ===</text:p>
            <text:p text:style-name="P556">Band: AveMujica, Time: 14:00 - 16:00</text:p>
            <text:p text:style-name="P557"/>
            <text:p text:style-name="P558">===<text:s/>Schedule of Weimeng_Korea_Stage ===</text:p>
            <text:p text:style-name="P559">Band: AmazingShow, Time: 9:00 - 11:00</text:p>
            <text:p text:style-name="P560">Band: FUMON, Time: 14:00 - 16:00</text:p>
            <text:p text:style-name="P561"/>
            <text:p text:style-name="P562"/>
          </table:table-cell>
        </table:table-row>
      </table:table>
      <text:soft-page-break/>
      <text:p text:style-name="P563"><text:span text:style-name="T564">~END~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標題4" style:display-name="標題 4" style:family="paragraph" style:parent-style-name="內文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paragraph-properties fo:widows="2" fo:orphans="2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內文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內文Web" style:display-name="內文 (Web)" style:family="paragraph">
      <style:text-properties style:font-name="Times New Roman" style:font-name-asian="Times New Roman" style:font-name-complex="Times New Roman" fo:hyphenate="false"/>
    </style:style>
    <style:style style:name="清單段落" style:display-name="清單段落" style:family="paragraph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副標題" style:display-name="副標題" style:family="paragraph" style:parent-style-name="內文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預留位置文字" style:display-name="預留位置文字" style:family="text" style:parent-style-name="預設段落字型">
      <style:text-properties fo:color="#666666"/>
    </style:style>
    <style:style style:name="ListLabel1" style:display-name="ListLabel 1" style:family="text">
      <style:text-properties style:font-name-asian="Courier New" style:font-name-complex="Courier New" fo:font-size="10pt" style:font-size-asian="10pt" style:font-size-complex="10pt"/>
    </style:style>
    <style:style style:name="項目符號" style:display-name="項目符號" style:family="paragraph" style:parent-style-name="內文" style:list-style-name="LFO8">
      <style:text-properties style:font-name-complex="Mangal" style:font-size-complex="10.5pt" fo:hyphenate="false"/>
    </style:style>
    <style:style style:name="HTML程式碼" style:display-name="HTML 程式碼" style:family="text" style:parent-style-name="預設段落字型">
      <style:text-properties style:font-name="細明體" style:font-name-asian="細明體" style:font-name-complex="細明體" fo:font-size="12pt" style:font-size-asian="12pt" style:font-size-complex="12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Wingdings"/>
    </style:style>
    <text:list-style style:name="LFO8" style:display-name="LFO8">
      <text:list-level-style-bullet text:level="1" text:style-name="WW_CharLFO3LVL1" text:bullet-char="">
        <style:list-level-properties text:space-before="0.0006in" text:min-label-width="0.25in" text:list-level-position-and-space-mode="label-alignment">
          <style:list-level-label-alignment text:label-followed-by="listtab" fo:margin-left="0.2506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bullet text:level="1" text:style-name="WW_CharLFO9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9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bullet text:level="1" text:style-name="WW_CharLFO18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 style:language-asian="zh" style:country-asian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UKA</meta:initial-creator>
    <dc:creator>鈞瑋 賴</dc:creator>
    <meta:creation-date>2025-09-27T14:33:00Z</meta:creation-date>
    <dc:date>2026-04-07T15:18:00Z</dc:date>
    <meta:print-date>2025-10-02T03:16:00Z</meta:print-date>
    <meta:template xlink:href="Normal" xlink:type="simple"/>
    <meta:editing-cycles>242</meta:editing-cycles>
    <meta:editing-duration>PT13560S</meta:editing-duration>
    <meta:document-statistic meta:page-count="10" meta:paragraph-count="19" meta:word-count="1452" meta:character-count="9713" meta:row-count="69" meta:non-whitespace-character-count="8280"/>
  </office:meta>
</office:document-meta>
</file>